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is independent study will be focused around one central project; a web based tool that allows a user to create shape grammars in three dimensions. The primary goals will be to demonstrate shape grammars in a controlled space so that a layman or beginner to computer science can understand the concept. The end result will be a limited implementation that does not require an overly complex UI, but is still presentable. </text:p>
      <text:p text:style-name="Standard"/>
      <text:p text:style-name="Standard">The major components of this will be a means of storing a shape, viewing a shape, editing a shape, matching shapes and generating new shapes from shape grammars. Each shape will be stored simply as a series of cube voxels to reduce the complexity of matching and editing shapes. Viewing a shape will be a set of orbit, pan and zoom tools. Editing will be done by adding and removing voxels. Matching and generating will follow the rules of shape grammars as specified in "Shape Grammars and the Generative Specification of Painting and Sculpture" by George Stiny and James Gips. The tools used will be javascript and a 3D library called three.js.</text:p>
      <text:p text:style-name="Standard"/>
      <text:p text:style-name="Standard">All of these tasks require that shape grammars be visible, so the first step will be to create a data structure for shapes and a javascript canvas that can display it. Editing shapes will follow that as another tests would be impractical if all shapes had to be hard coded or written in text. Implementation of the grammar will answer the more specific questions, such as, in what order will grammar rules be applied? Can voxels be subdivided? How will matching treat scale and rotation of shapes? How will ambiguous grammars be resolved? Because it is not the main focus of the project, the first 3-5 weeks will be spent on storing, viewing and editing shapes. Matching should take no more than 2 weeks. Implementing the grammar and applying any required changes to the rest of the system will consume the rest of the time. If any time is left over it will be spent on improving the user experience or adding small features. The last 2-3 weeks will be spent on the final presentation of the program. In order to make it understandable to the average user there will be written explanations accompanied by examples in the program.</text:p>
      <text:p text:style-name="Standard"/>
      <text:p text:style-name="Standard">On a week to week basis, 3-5 hours will fall on Sunday, when the bulk of the coding will be done and 1-2 hours on two weekdays. Some time will be selected in each week or every other week, for a short Skype call with the professor. Aside from coding, some amount of time each week will be dedicated to documentation, using both comment based documentation and a brief outline of data structures and methodology. Progress will be tracked by at least two github commits per week and tracking working hours.</text:p>
      <text:p text:style-name="Standard"/>
      <text:p text:style-name="Standard">The final deliverable will be in the form of a running program hosted online, and a github repository containing all source code and documentation.</text:p>
      <text:p text:style-name="Standard"/>
      <text:p text:style-name="Standard">Grading will be divided into portions evaluating the functionality of the end product, the methodology specified in the documentation, and the effectiveness of the end product at communicating the concept of shape gramma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ca Lewis</meta:initial-creator>
    <meta:creation-date>2019-01-18T18:59:51.90</meta:creation-date>
    <meta:document-statistic meta:table-count="0" meta:image-count="0" meta:object-count="0" meta:page-count="1" meta:paragraph-count="6" meta:word-count="530" meta:character-count="3072"/>
    <dc:date>2019-01-19T10:44:10.33</dc:date>
    <dc:creator>Mica Lewis</dc:creator>
    <meta:editing-duration>PT27S</meta:editing-duration>
    <meta:editing-cycles>1</meta:editing-cycles>
    <meta:generator>OpenOffice/4.1.3$Win32 OpenOffice.org_project/413m1$Build-9783</meta:generator>
  </office:meta>
</office:document-meta>
</file>